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13.42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lefon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/>
          <table:table-cell table:formula="of:=IF(LEFT([.C1];1)=RIGHT([.C1];1);1;0)" office:value-type="float" office:value="0" calcext:value-type="float">
            <text:p>0</text:p>
          </table:table-cell>
          <table:table-cell/>
          <table:table-cell office:value-type="string" calcext:value-type="string">
            <text:p>Ilość: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/>
          <table:table-cell table:formula="of:=IF(LEFT([.C2];1)=RIGHT([.C2];1);1;0)" office:value-type="float" office:value="1" calcext:value-type="float">
            <text:p>1</text:p>
          </table:table-cell>
          <table:table-cell/>
          <table:table-cell table:formula="of:=SUM([.E1:.E1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/>
          <table:table-cell table:formula="of:=IF(LEFT([.C3];1)=RIGHT([.C3];1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/>
          <table:table-cell table:formula="of:=IF(LEFT([.C4];1)=RIGHT([.C4];1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/>
          <table:table-cell table:formula="of:=IF(LEFT([.C5];1)=RIGHT([.C5];1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/>
          <table:table-cell table:formula="of:=IF(LEFT([.C6];1)=RIGHT([.C6];1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/>
          <table:table-cell table:formula="of:=IF(LEFT([.C7];1)=RIGHT([.C7];1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/>
          <table:table-cell table:formula="of:=IF(LEFT([.C8];1)=RIGHT([.C8];1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/>
          <table:table-cell table:formula="of:=IF(LEFT([.C9];1)=RIGHT([.C9];1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/>
          <table:table-cell table:formula="of:=IF(LEFT([.C10];1)=RIGHT([.C10];1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/>
          <table:table-cell table:formula="of:=IF(LEFT([.C11];1)=RIGHT([.C11];1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/>
          <table:table-cell table:formula="of:=IF(LEFT([.C12];1)=RIGHT([.C12];1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/>
          <table:table-cell table:formula="of:=IF(LEFT([.C13];1)=RIGHT([.C13];1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/>
          <table:table-cell table:formula="of:=IF(LEFT([.C14];1)=RIGHT([.C14];1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/>
          <table:table-cell table:formula="of:=IF(LEFT([.C15];1)=RIGHT([.C15];1);1;0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Linux_X86_64 LibreOffice_project/20m0$Build-2</meta:generator>
    <dc:date>2017-05-15T08:18:00.584629945</dc:date>
    <meta:editing-duration>PT3M11S</meta:editing-duration>
    <meta:editing-cycles>1</meta:editing-cycles>
    <meta:document-statistic meta:table-count="1" meta:cell-count="62" meta:object-count="0"/>
  </office:meta>
</office:document-meta>
</file>